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ourier" svg:font-family="Courier"/>
  </office:font-face-decls>
  <office:automatic-styles>
    <style:style style:name="P1" style:family="paragraph" style:parent-style-name="Standard">
      <style:text-properties style:font-name="Courier" fo:font-size="12.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office:automatic-styles>
  <office:body>
    <office:text>
      <text:p text:style-name="P1"><text:span text:style-name="T1">Meeting Agenda</text:span></text:p>
      <text:p text:style-name="P1"/>
      <text:p text:style-name="P1"><text:s/><text:span text:style-name="T1"><text:s/>Date:</text:span><text:s/>2015-05-18</text:p>
      <text:p text:style-name="P1"/>
      <text:p text:style-name="P1"><text:s text:c="2"/><text:span text:style-name="T1">Facilitator:</text:span><text:s/>Neda Farhand</text:p>
      <text:p text:style-name="P1"/>
      <text:p text:style-name="P1"><text:s text:c="2"/><text:span text:style-name="T1">Participants:</text:span><text:s/>Neda Farhand, Tobias Hallberg, Daniel Johansson, Erik Öhrn</text:p>
      <text:p text:style-name="P1"/>
      <text:p text:style-name="P1"><text:span text:style-name="T1">1. Objectives (5 min). Resolve any issues preventing the team to </text:span></text:p>
      <text:p text:style-name="P1"><text:span text:style-name="T1"><text:s text:c="2"/>continue.</text:span></text:p>
      <text:p text:style-name="P1"/>
      <text:p text:style-name="P1">There are no issues preventing the team from moving forward. </text:p>
      <text:p text:style-name="P1"/>
      <text:p text:style-name="P1"><text:span text:style-name="T1">2. Reports (15 min) from previous meeting</text:span></text:p>
      <text:p text:style-name="P1"/>
      <text:p text:style-name="P1">- Erik has resolved the problem where books would spawn inside walls, as well as altered the origin/spawning point of the books to a point within the players immediate radius. It is now possible to tell whether a book has touched the ground. </text:p>
      <text:p text:style-name="P1">- Tobias has made it possible for the system to register and save highest level last reached, added support for TiledMap in ResourceManager and added a ”level-picker” to the main menu. He also started working on a ”paused”-screen. </text:p>
      <text:p text:style-name="P1">- Daniel has looked into the possibilities for enabling the option of aiming through mouse pointing and firing by clicking. </text:p>
      <text:p text:style-name="P1">- Neda has begun optimizing moveToPlayer by resolving the system overload created by intense path-searching by creating invisible circles around both zombie and player in search of overlapping points.</text:p>
      <text:p text:style-name="P1"/>
      <text:p text:style-name="P1"><text:span text:style-name="T1">3. Discussion items (35 min) </text:span></text:p>
      <text:p text:style-name="P1"/>
      <text:p text:style-name="P1">- Daniel has encountered some difficulties with using the libGDX-method ”mouseMoved” seeing as it seems to use the coordinates in relation to the entire computer screen and not just the game itself. Some calculations are needed to make it work as desired. </text:p>
      <text:p text:style-name="P1">- Regarding the flashlight: Daniel has not found functionality in libGDX that supports rendering a darker layer above an existing image. However, the group is aware that this an issue that can be resolved. </text:p>
      <text:p text:style-name="P1">- Regarding the ”paused”-menu: Tobias points out that when GameScreenRunning is interrupted the screen freezes, as is intended; however, the screen begins ”shaking” and causes mild motion sickness. </text:p>
      <text:p text:style-name="P1">- Regarding resource manager: Tobias wonders whether exceptions should be thrown (currently, they are). It is appropriate for it to remain so seeing as indata should be checked - although it could also be resolved by placing the try-catch in resource manager and using booleans instead. </text:p>
      <text:p text:style-name="P1"><text:span text:style-name="T1"/></text:p>
      <text:p text:style-name="P1"><text:span text:style-name="T1">4. Outcomes and assignments (5 min) </text:span></text:p>
      <text:p text:style-name="P1"/>
      <text:p text:style-name="P1">- Erik will continue on documentation as well as water rendering/functionality. </text:p>
      <text:p text:style-name="P1">- Tobias will work on the ”Paused”-screen, sound effects and room vs. level properties. </text:p>
      <text:p text:style-name="P1">- Daniel will fix the issues with MouseMoved, look further into flashlight and dark layer rendering. </text:p>
      <text:p text:style-name="P1">- Neda will - when the zombie moveToPlayer method works as desired - customize the zombies, work on potions, and finish Spawn-methods. </text:p>
      <text:p text:style-name="P1"/>
      <text:p text:style-name="P1"><text:span text:style-name="T1">5. Wrap up</text:span></text:p>
      <text:p text:style-name="P1"/>
      <text:p text:style-name="P1">- There are no unresolved issues. </text:p>
      <text:p text:style-name="P1"/>
      <text:p text:style-name="P1">- The next meeting will be held on Thursday 21st of May at 10:45 in EDIT 321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